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22.14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Part_20_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fo:background-color="transparent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t 1" table:style-name="ta1">
        <office:forms form:automatic-focus="false" form:apply-design-mode="false"/>
        <table:table-column table:style-name="co1" table:number-columns-repeated="13" table:default-cell-style-name="ce2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llName</text:p>
          </table:table-cell>
          <table:table-cell table:style-name="ce1" office:value-type="string" calcext:value-type="string">
            <text:p>CityName</text:p>
          </table:table-cell>
          <table:table-cell table:style-name="ce1" office:value-type="string" calcext:value-type="string">
            <text:p>OblName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NalSumLimit</text:p>
          </table:table-cell>
          <table:table-cell table:style-name="ce1" office:value-type="string" calcext:value-type="string">
            <text:p>EngName</text:p>
          </table:table-cell>
          <table:table-cell table:style-name="ce1" office:value-type="string" calcext:value-type="string">
            <text:p>PostCodeList</text:p>
          </table:table-cell>
          <table:table-cell table:style-name="ce1" office:value-type="string" calcext:value-type="string">
            <text:p>EngFullName</text:p>
          </table:table-cell>
          <table:table-cell table:style-name="ce1" office:value-type="string" calcext:value-type="string">
            <text:p>EngOblName</text:p>
          </table:table-cell>
          <table:table-cell table:style-name="ce1" office:value-type="string" calcext:value-type="string">
            <text:p>CountryCode</text:p>
          </table:table-cell>
          <table:table-cell table:style-name="ce1" office:value-type="string" calcext:value-type="string">
            <text:p>CountryName</text:p>
          </table:table-cell>
          <table:table-cell table:style-name="ce1" office:value-type="string" calcext:value-type="string">
            <text:p>EngCountryName</text:p>
          </table:table-cell>
          <table:table-cell table:number-columns-repeated="1011"/>
        </table:table-row>
        <table:table-row table:style-name="ro1">
          <table:table-cell table:style-name="ce1" office:value-type="float" office:value="54345" calcext:value-type="float">
            <text:p>54345</text:p>
          </table:table-cell>
          <table:table-cell table:style-name="ce1" office:value-type="string" calcext:value-type="string">
            <text:p>Амвросиевка, Украина, Украина</text:p>
          </table:table-cell>
          <table:table-cell table:style-name="ce1" office:value-type="string" calcext:value-type="string">
            <text:p>Амвросиевка, Украина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mvrosiyevka, Ukrain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Amvrosiyevka, Ukraina, Donetskaya obl.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6178" calcext:value-type="float">
            <text:p>6178</text:p>
          </table:table-cell>
          <table:table-cell table:style-name="ce1" office:value-type="string" calcext:value-type="string">
            <text:p>Винница, Украина</text:p>
          </table:table-cell>
          <table:table-cell table:style-name="ce1" office:value-type="string" calcext:value-type="string">
            <text:p>Винница</text:p>
          </table:table-cell>
          <table:table-cell table:style-name="ce1" office:value-type="string" calcext:value-type="string">
            <text:p>Винни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innitsa</text:p>
          </table:table-cell>
          <table:table-cell table:style-name="ce1" office:value-type="string" calcext:value-type="string">
            <text:p>21001,21003,21004,21008,21009,21012,21014,21016,21023,21027,21034,21050,21060</text:p>
          </table:table-cell>
          <table:table-cell table:style-name="ce1" office:value-type="string" calcext:value-type="string">
            <text:p>Vinnitsa, Vinni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9213" calcext:value-type="float">
            <text:p>79213</text:p>
          </table:table-cell>
          <table:table-cell table:style-name="ce1" office:value-type="string" calcext:value-type="string">
            <text:p>Гайсин, Гайсинский р-н, Украина</text:p>
          </table:table-cell>
          <table:table-cell table:style-name="ce1" office:value-type="string" calcext:value-type="string">
            <text:p>Гайсин, Гайсинский р-н</text:p>
          </table:table-cell>
          <table:table-cell table:style-name="ce1" office:value-type="string" calcext:value-type="string">
            <text:p>Винни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aysin, Gaysinskiy r-n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Gaysin, Gaysinskiy r-n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8817" calcext:value-type="float">
            <text:p>8817</text:p>
          </table:table-cell>
          <table:table-cell table:style-name="ce1" office:value-type="string" calcext:value-type="string">
            <text:p>Луцк, Украина</text:p>
          </table:table-cell>
          <table:table-cell table:style-name="ce1" office:value-type="string" calcext:value-type="string">
            <text:p>Луцк</text:p>
          </table:table-cell>
          <table:table-cell table:style-name="ce1" office:value-type="string" calcext:value-type="string">
            <text:p>Волы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043000</text:p>
          </table:table-cell>
          <table:table-cell table:style-name="ce1" office:value-type="string" calcext:value-type="string">
            <text:p>Lutsk, Volyn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6953" calcext:value-type="float">
            <text:p>6953</text:p>
          </table:table-cell>
          <table:table-cell table:style-name="ce1" office:value-type="string" calcext:value-type="string">
            <text:p>Днепр, Украина</text:p>
          </table:table-cell>
          <table:table-cell table:style-name="ce1" office:value-type="string" calcext:value-type="string">
            <text:p>Днепр</text:p>
          </table:table-cell>
          <table:table-cell table:style-name="ce1" office:value-type="string" calcext:value-type="string">
            <text:p>Днепропетро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nepropetrovsk</text:p>
          </table:table-cell>
          <table:table-cell table:style-name="ce1" office:value-type="string" calcext:value-type="string">
            <text:p>49000,49004,49005,49006,49007,49008,49009,49010,49015,49016,49017,49018,49019,49020,49021,49022,49023,49024,49026,49027,49028,49032,49033,49034,49035,49038,49040,49041,49042,49043,49044,49045,49046,49047,49048,49049,49050,49051,49052,49053,49054,49055,49057,49061,49064,49066,49068,49069,49072,49073</text:p>
          </table:table-cell>
          <table:table-cell table:style-name="ce1" office:value-type="string" calcext:value-type="string">
            <text:p>Dnepropetrovsk, Dnepropetro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8288" calcext:value-type="float">
            <text:p>8288</text:p>
          </table:table-cell>
          <table:table-cell table:style-name="ce1" office:value-type="string" calcext:value-type="string">
            <text:p>Кривой Рог, Украина</text:p>
          </table:table-cell>
          <table:table-cell table:style-name="ce1" office:value-type="string" calcext:value-type="string">
            <text:p>Кривой Рог</text:p>
          </table:table-cell>
          <table:table-cell table:style-name="ce1" office:value-type="string" calcext:value-type="string">
            <text:p>Днепропетро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ivoy Rog</text:p>
          </table:table-cell>
          <table:table-cell table:style-name="ce1" office:value-type="string" calcext:value-type="string">
            <text:p>50000,50001,50002,50004,50005,50006,50007,50008,50011,50012,50014,50015,50017,50022,50023,50024,50025,50026,50027,50029,50030,50032,50034,50036,50037,50038,50040,50041,50042,50044,50045,50046,50047,50048,50049,50051,50053,50054,50055,50056,50057,50059,50064,50065,50066,50067,50068,50069,50070,50071,50072,50073,50074,50076,50077,50078,50079,50081,50082,50083,50084,50085,50086,50089,50090,50093,50095,50096,50097,50098,50101,50102,50103,50105,50106</text:p>
          </table:table-cell>
          <table:table-cell table:style-name="ce1" office:value-type="string" calcext:value-type="string">
            <text:p>Krivoy Rog, Dnepropetro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6558" calcext:value-type="float">
            <text:p>6558</text:p>
          </table:table-cell>
          <table:table-cell table:style-name="ce1" office:value-type="string" calcext:value-type="string">
            <text:p>Горловка, Украина</text:p>
          </table:table-cell>
          <table:table-cell table:style-name="ce1" office:value-type="string" calcext:value-type="string">
            <text:p>Горловка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orlovka</text:p>
          </table:table-cell>
          <table:table-cell table:style-name="ce1" office:value-type="string" calcext:value-type="string">
            <text:p>84601,84603,84604,84605,84607,84609,84610,84611,84612,84613,84614,84617,84618,84622,84624,84625,84626,84627,84628,84629,84630,84632,84634,84635,84637,84639,84646,84647</text:p>
          </table:table-cell>
          <table:table-cell table:style-name="ce1" office:value-type="string" calcext:value-type="string">
            <text:p>Gorlovka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109" calcext:value-type="float">
            <text:p>7109</text:p>
          </table:table-cell>
          <table:table-cell table:style-name="ce1" office:value-type="string" calcext:value-type="string">
            <text:p>Енакиево, Украина</text:p>
          </table:table-cell>
          <table:table-cell table:style-name="ce1" office:value-type="string" calcext:value-type="string">
            <text:p>Енакиево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enakiyevo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Yenakiyevo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317" calcext:value-type="float">
            <text:p>7317</text:p>
          </table:table-cell>
          <table:table-cell table:style-name="ce1" office:value-type="string" calcext:value-type="string">
            <text:p>Иловайск, Украина</text:p>
          </table:table-cell>
          <table:table-cell table:style-name="ce1" office:value-type="string" calcext:value-type="string">
            <text:p>Иловайск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ovaysk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Ilovaysk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3956" calcext:value-type="float">
            <text:p>13956</text:p>
          </table:table-cell>
          <table:table-cell table:style-name="ce1" office:value-type="string" calcext:value-type="string">
            <text:p>Комсомольское, Украина</text:p>
          </table:table-cell>
          <table:table-cell table:style-name="ce1" office:value-type="string" calcext:value-type="string">
            <text:p>Комсомольское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msomolskoye</text:p>
          </table:table-cell>
          <table:table-cell table:style-name="ce1" office:value-type="float" office:value="87250" calcext:value-type="float">
            <text:p>87250</text:p>
          </table:table-cell>
          <table:table-cell table:style-name="ce1" office:value-type="string" calcext:value-type="string">
            <text:p>Komsomolskoye, Donetskaya obl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8893" calcext:value-type="float">
            <text:p>8893</text:p>
          </table:table-cell>
          <table:table-cell table:style-name="ce1" office:value-type="string" calcext:value-type="string">
            <text:p>Макеевка, Украина</text:p>
          </table:table-cell>
          <table:table-cell table:style-name="ce1" office:value-type="string" calcext:value-type="string">
            <text:p>Макеевка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keyevk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Makeyevka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8988" calcext:value-type="float">
            <text:p>8988</text:p>
          </table:table-cell>
          <table:table-cell table:style-name="ce1" office:value-type="string" calcext:value-type="string">
            <text:p>Мариуполь, Украина</text:p>
          </table:table-cell>
          <table:table-cell table:style-name="ce1" office:value-type="string" calcext:value-type="string">
            <text:p>Мариуполь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upol</text:p>
          </table:table-cell>
          <table:table-cell table:style-name="ce1" office:value-type="string" calcext:value-type="string">
            <text:p>87500,87501,87502,87503,87504,87505,87506,87507,87508,87509,87510,87512,87513,87514,87515,87516,87517,87518,87519,87520,87521,87522,87523,87524,87525,87526,87527,87528,87529,87531,87533,87534,87535,87536,87537,87538,87539,87541,87543,87545,87547,87548,87549,87550,87551,87552,87553,87554,87555,87556,87557,87596,87597</text:p>
          </table:table-cell>
          <table:table-cell table:style-name="ce1" office:value-type="string" calcext:value-type="string">
            <text:p>Mariupol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31255" calcext:value-type="float">
            <text:p>31255</text:p>
          </table:table-cell>
          <table:table-cell table:style-name="ce1" office:value-type="string" calcext:value-type="string">
            <text:p>Моспино, Украина</text:p>
          </table:table-cell>
          <table:table-cell table:style-name="ce1" office:value-type="string" calcext:value-type="string">
            <text:p>Моспино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spino, Ukrain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Mospino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9549" calcext:value-type="float">
            <text:p>9549</text:p>
          </table:table-cell>
          <table:table-cell table:style-name="ce1" office:value-type="string" calcext:value-type="string">
            <text:p>Новоазовск, Украина</text:p>
          </table:table-cell>
          <table:table-cell table:style-name="ce1" office:value-type="string" calcext:value-type="string">
            <text:p>Новоазовск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azovsk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Novoazovsk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1370" calcext:value-type="float">
            <text:p>11370</text:p>
          </table:table-cell>
          <table:table-cell table:style-name="ce1" office:value-type="string" calcext:value-type="string">
            <text:p>Старобешево, Украина</text:p>
          </table:table-cell>
          <table:table-cell table:style-name="ce1" office:value-type="string" calcext:value-type="string">
            <text:p>Старобешево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arobeshevo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tarobeshevo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1581" calcext:value-type="float">
            <text:p>11581</text:p>
          </table:table-cell>
          <table:table-cell table:style-name="ce1" office:value-type="string" calcext:value-type="string">
            <text:p>Тельманово, Украина</text:p>
          </table:table-cell>
          <table:table-cell table:style-name="ce1" office:value-type="string" calcext:value-type="string">
            <text:p>Тельманово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lmanovo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Telmanovo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1688" calcext:value-type="float">
            <text:p>11688</text:p>
          </table:table-cell>
          <table:table-cell table:style-name="ce1" office:value-type="string" calcext:value-type="string">
            <text:p>Торез, Украина</text:p>
          </table:table-cell>
          <table:table-cell table:style-name="ce1" office:value-type="string" calcext:value-type="string">
            <text:p>Торез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rez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Torez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2261" calcext:value-type="float">
            <text:p>12261</text:p>
          </table:table-cell>
          <table:table-cell table:style-name="ce1" office:value-type="string" calcext:value-type="string">
            <text:p>Харцызск, Украина</text:p>
          </table:table-cell>
          <table:table-cell table:style-name="ce1" office:value-type="string" calcext:value-type="string">
            <text:p>Харцызск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hartsyzsk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Khartsyzsk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2703" calcext:value-type="float">
            <text:p>12703</text:p>
          </table:table-cell>
          <table:table-cell table:style-name="ce1" office:value-type="string" calcext:value-type="string">
            <text:p>Шахтерск, Украина</text:p>
          </table:table-cell>
          <table:table-cell table:style-name="ce1" office:value-type="string" calcext:value-type="string">
            <text:p>Шахтерск</text:p>
          </table:table-cell>
          <table:table-cell table:style-name="ce1" office:value-type="string" calcext:value-type="string">
            <text:p>Доне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khtersk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hakhtersk, Done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163" calcext:value-type="float">
            <text:p>7163</text:p>
          </table:table-cell>
          <table:table-cell table:style-name="ce1" office:value-type="string" calcext:value-type="string">
            <text:p>Житомир, Украина</text:p>
          </table:table-cell>
          <table:table-cell table:style-name="ce1" office:value-type="string" calcext:value-type="string">
            <text:p>Житомир</text:p>
          </table:table-cell>
          <table:table-cell table:style-name="ce1" office:value-type="string" calcext:value-type="string">
            <text:p>Житоми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itomir</text:p>
          </table:table-cell>
          <table:table-cell table:style-name="ce1" office:value-type="string" calcext:value-type="string">
            <text:p>10008,10009,10012,10014,10015,10018,10020,10024,10025,10028,10029,10030</text:p>
          </table:table-cell>
          <table:table-cell table:style-name="ce1" office:value-type="string" calcext:value-type="string">
            <text:p>Zhitomir, Zhitomir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1847" calcext:value-type="float">
            <text:p>11847</text:p>
          </table:table-cell>
          <table:table-cell table:style-name="ce1" office:value-type="string" calcext:value-type="string">
            <text:p>Ужгород, Украина</text:p>
          </table:table-cell>
          <table:table-cell table:style-name="ce1" office:value-type="string" calcext:value-type="string">
            <text:p>Ужгород</text:p>
          </table:table-cell>
          <table:table-cell table:style-name="ce1" office:value-type="string" calcext:value-type="string">
            <text:p>Закарпат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zhgorod</text:p>
          </table:table-cell>
          <table:table-cell table:style-name="ce1" office:value-type="string" calcext:value-type="string">
            <text:p>88000,88001,88002,88003,88005,88006,88007,88008,88009,88011,88014,88015,88017,88018,88020,89417</text:p>
          </table:table-cell>
          <table:table-cell table:style-name="ce1" office:value-type="string" calcext:value-type="string">
            <text:p>Uzhgorod, Zakarpa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207" calcext:value-type="float">
            <text:p>7207</text:p>
          </table:table-cell>
          <table:table-cell table:style-name="ce1" office:value-type="string" calcext:value-type="string">
            <text:p>Запорожье, Украина</text:p>
          </table:table-cell>
          <table:table-cell table:style-name="ce1" office:value-type="string" calcext:value-type="string">
            <text:p>Запорожье</text:p>
          </table:table-cell>
          <table:table-cell table:style-name="ce1" office:value-type="string" calcext:value-type="string">
            <text:p>Запорож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aporozhye</text:p>
          </table:table-cell>
          <table:table-cell table:style-name="ce1" office:value-type="string" calcext:value-type="string">
            <text:p>69001,69002,69004,69005,69006,69007,69008,69009,69012,69013,69014,69017,69021,69026,69027,69031,69032,69034,69035,69037,69039,69040,69041,69050,69057,69059,69060,69061,69063,69065,69067,69068,69069,69071,69076,69077,69081,69083,69091,69092,69093,69095,69096,69097,69098,69104,69105,69106,69107,69114,69118,69120,69121,69123,69124</text:p>
          </table:table-cell>
          <table:table-cell table:style-name="ce1" office:value-type="string" calcext:value-type="string">
            <text:p>Zaporozhye, Zaporozh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9093" calcext:value-type="float">
            <text:p>9093</text:p>
          </table:table-cell>
          <table:table-cell table:style-name="ce1" office:value-type="string" calcext:value-type="string">
            <text:p>Мелитополь, Украина</text:p>
          </table:table-cell>
          <table:table-cell table:style-name="ce1" office:value-type="string" calcext:value-type="string">
            <text:p>Мелитополь</text:p>
          </table:table-cell>
          <table:table-cell table:style-name="ce1" office:value-type="string" calcext:value-type="string">
            <text:p>Запорож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litopol</text:p>
          </table:table-cell>
          <table:table-cell table:style-name="ce1" office:value-type="string" calcext:value-type="string">
            <text:p>072300</text:p>
          </table:table-cell>
          <table:table-cell table:style-name="ce1" office:value-type="string" calcext:value-type="string">
            <text:p>Melitopol, Zaporozh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286" calcext:value-type="float">
            <text:p>7286</text:p>
          </table:table-cell>
          <table:table-cell table:style-name="ce1" office:value-type="string" calcext:value-type="string">
            <text:p>Ивано-Франковск, Украина</text:p>
          </table:table-cell>
          <table:table-cell table:style-name="ce1" office:value-type="string" calcext:value-type="string">
            <text:p>Ивано-Франковск</text:p>
          </table:table-cell>
          <table:table-cell table:style-name="ce1" office:value-type="string" calcext:value-type="string">
            <text:p>Ивано-Франко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vano-Frankovsk</text:p>
          </table:table-cell>
          <table:table-cell table:style-name="ce1" office:value-type="string" calcext:value-type="string">
            <text:p>076001</text:p>
          </table:table-cell>
          <table:table-cell table:style-name="ce1" office:value-type="string" calcext:value-type="string">
            <text:p>Ivano-Frankovsk, Ivano-Franko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5247" calcext:value-type="float">
            <text:p>5247</text:p>
          </table:table-cell>
          <table:table-cell table:style-name="ce1" office:value-type="string" calcext:value-type="string">
            <text:p>Белая Церковь, Украина</text:p>
          </table:table-cell>
          <table:table-cell table:style-name="ce1" office:value-type="string" calcext:value-type="string">
            <text:p>Белая Церковь</text:p>
          </table:table-cell>
          <table:table-cell table:style-name="ce1" office:value-type="string" calcext:value-type="string">
            <text:p>Кие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laya Tserkov</text:p>
          </table:table-cell>
          <table:table-cell table:style-name="ce1" office:value-type="string" calcext:value-type="string">
            <text:p>009100</text:p>
          </table:table-cell>
          <table:table-cell table:style-name="ce1" office:value-type="string" calcext:value-type="string">
            <text:p>Belaya Tserkov, Kiye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5537" calcext:value-type="float">
            <text:p>5537</text:p>
          </table:table-cell>
          <table:table-cell table:style-name="ce1" office:value-type="string" calcext:value-type="string">
            <text:p>Борисполь, Украина</text:p>
          </table:table-cell>
          <table:table-cell table:style-name="ce1" office:value-type="string" calcext:value-type="string">
            <text:p>Борисполь</text:p>
          </table:table-cell>
          <table:table-cell table:style-name="ce1" office:value-type="string" calcext:value-type="string">
            <text:p>Кие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rispol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Borispol, Kiye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5652" calcext:value-type="float">
            <text:p>5652</text:p>
          </table:table-cell>
          <table:table-cell table:style-name="ce1" office:value-type="string" calcext:value-type="string">
            <text:p>Бровары, Украина</text:p>
          </table:table-cell>
          <table:table-cell table:style-name="ce1" office:value-type="string" calcext:value-type="string">
            <text:p>Бровары</text:p>
          </table:table-cell>
          <table:table-cell table:style-name="ce1" office:value-type="string" calcext:value-type="string">
            <text:p>Кие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rovary</text:p>
          </table:table-cell>
          <table:table-cell table:style-name="ce1" office:value-type="string" calcext:value-type="string">
            <text:p>007400</text:p>
          </table:table-cell>
          <table:table-cell table:style-name="ce1" office:value-type="string" calcext:value-type="string">
            <text:p>Brovary, Kiye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9318" calcext:value-type="float">
            <text:p>79318</text:p>
          </table:table-cell>
          <table:table-cell table:style-name="ce1" office:value-type="string" calcext:value-type="string">
            <text:p>Вышгород, Вышгородский р-н, Украина</text:p>
          </table:table-cell>
          <table:table-cell table:style-name="ce1" office:value-type="string" calcext:value-type="string">
            <text:p>Вышгород, Вышгородский р-н</text:p>
          </table:table-cell>
          <table:table-cell table:style-name="ce1" office:value-type="string" calcext:value-type="string">
            <text:p>Кие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yshgorod, Vyshgorodskiy r-n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Vyshgorod, Vyshgorodskiy r-n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379" calcext:value-type="float">
            <text:p>7379</text:p>
          </table:table-cell>
          <table:table-cell table:style-name="ce1" office:value-type="string" calcext:value-type="string">
            <text:p>Ирпень, Украина</text:p>
          </table:table-cell>
          <table:table-cell table:style-name="ce1" office:value-type="string" calcext:value-type="string">
            <text:p>Ирпень</text:p>
          </table:table-cell>
          <table:table-cell table:style-name="ce1" office:value-type="string" calcext:value-type="string">
            <text:p>Кие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rpen</text:p>
          </table:table-cell>
          <table:table-cell table:style-name="ce1" office:value-type="string" calcext:value-type="string">
            <text:p>008200</text:p>
          </table:table-cell>
          <table:table-cell table:style-name="ce1" office:value-type="string" calcext:value-type="string">
            <text:p>Irpen, Kiye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870" calcext:value-type="float">
            <text:p>7870</text:p>
          </table:table-cell>
          <table:table-cell table:style-name="ce1" office:value-type="string" calcext:value-type="string">
            <text:p>Киев, Украина</text:p>
          </table:table-cell>
          <table:table-cell table:style-name="ce1" office:value-type="string" calcext:value-type="string">
            <text:p>Киев</text:p>
          </table:table-cell>
          <table:table-cell table:style-name="ce1" office:value-type="string" calcext:value-type="string">
            <text:p>Кие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iyev</text:p>
          </table:table-cell>
          <table:table-cell table:style-name="ce1" office:value-type="string" calcext:value-type="string">
            <text:p>01011,01012,01013,01014,01015,01016,01018,01019,01021,01024,01029,01030,01032,01033,01034,01042,01043,01044,01046,01054,01103,01133,01135,01196,01220,02002,02068,02072,02074,02079,02081,02087,02088,02089,02090,02091,02092,02093,02094,02095,02096,02097,02098,02099,02100,02101,02102,02105,02121,02125,02132,02139,02140,02147,02152,02154,02156,02160,02166,02167,02175,02183,02192,02206,02217,02218,02222,02223,02225,02230,02232,03005,03006,03020,03022,03026,03027,03028,03031,03035,03036,03037,03038,03039,03040,03041,03045,03047,03048,03049,03055,03056,03057,03058,03061,03062,03065,03067,03069,03083,03084,03087,03110,03113,03115,03118,03124,03126,03127,03129,03131,03134,03138,03141,03142,03143,03146,03148,03150,03151,03158,03162,03164,03165,03168,03169,03170,03179,03186,03187,03190,03191,03194,04050,04052,04053,04060,04070,04071,04073,04074,04075,04077,04078,04080,04086,04107,04108,04111,04112,04114,04116,04119,04123,04128,04136,04176,04200,04201,04205,04208,04209,04210,04211,04212,04213,0421</text:p>
          </table:table-cell>
          <table:table-cell table:style-name="ce1" office:value-type="string" calcext:value-type="string">
            <text:p>Kiyev, Kiye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43026" calcext:value-type="float">
            <text:p>43026</text:p>
          </table:table-cell>
          <table:table-cell table:style-name="ce1" office:value-type="string" calcext:value-type="string">
            <text:p>Петропавловская Борщаговка, Украина</text:p>
          </table:table-cell>
          <table:table-cell table:style-name="ce1" office:value-type="string" calcext:value-type="string">
            <text:p>Петропавловская Борщаговка</text:p>
          </table:table-cell>
          <table:table-cell table:style-name="ce1" office:value-type="string" calcext:value-type="string">
            <text:p>Кие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tropavlovskaya borshchagovka, Kiyevskaya obl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Petropavlovskaya borshchagovka, Kiyevskaya obl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35938" calcext:value-type="float">
            <text:p>35938</text:p>
          </table:table-cell>
          <table:table-cell table:style-name="ce1" office:value-type="string" calcext:value-type="string">
            <text:p>Святопетровское, Украина</text:p>
          </table:table-cell>
          <table:table-cell table:style-name="ce1" office:value-type="string" calcext:value-type="string">
            <text:p>Святопетровское</text:p>
          </table:table-cell>
          <table:table-cell table:style-name="ce1" office:value-type="string" calcext:value-type="string">
            <text:p>Кие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vyatopetrovskoye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vyatopetrovskoye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8819" calcext:value-type="float">
            <text:p>8819</text:p>
          </table:table-cell>
          <table:table-cell table:style-name="ce1" office:value-type="string" calcext:value-type="string">
            <text:p>Львов, Украина</text:p>
          </table:table-cell>
          <table:table-cell table:style-name="ce1" office:value-type="string" calcext:value-type="string">
            <text:p>Львов</text:p>
          </table:table-cell>
          <table:table-cell table:style-name="ce1" office:value-type="string" calcext:value-type="string">
            <text:p>Льво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vov</text:p>
          </table:table-cell>
          <table:table-cell table:style-name="ce1" office:value-type="string" calcext:value-type="string">
            <text:p>79000,79002,79003,79005,79006,79007,79008,79010,79011,79012,79013,79014,79015,79016,79017,79018,79019,79020,79021,79022,79023,79024,79025,79026,79031,79034,79035,79037,79038,79039,79040,79041,79044,79049,79052,79053,79054,79057,79058,79059,79060,79066,79067,79068,79069,79070,79071,79200,81177</text:p>
          </table:table-cell>
          <table:table-cell table:style-name="ce1" office:value-type="string" calcext:value-type="string">
            <text:p>Lvov, Lvo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9520" calcext:value-type="float">
            <text:p>9520</text:p>
          </table:table-cell>
          <table:table-cell table:style-name="ce1" office:value-type="string" calcext:value-type="string">
            <text:p>Николаев, Украина</text:p>
          </table:table-cell>
          <table:table-cell table:style-name="ce1" office:value-type="string" calcext:value-type="string">
            <text:p>Николаев</text:p>
          </table:table-cell>
          <table:table-cell table:style-name="ce1" office:value-type="string" calcext:value-type="string">
            <text:p>Льво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ikolayev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Nikolayev, Lvo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7941" calcext:value-type="float">
            <text:p>77941</text:p>
          </table:table-cell>
          <table:table-cell table:style-name="ce1" office:value-type="string" calcext:value-type="string">
            <text:p>Трускавець, Украина</text:p>
          </table:table-cell>
          <table:table-cell table:style-name="ce1" office:value-type="string" calcext:value-type="string">
            <text:p>Трускавець</text:p>
          </table:table-cell>
          <table:table-cell table:style-name="ce1" office:value-type="string" calcext:value-type="string">
            <text:p>Льво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uskavets-2</text:p>
          </table:table-cell>
          <table:table-cell table:style-name="ce1" office:value-type="float" office:value="111111" calcext:value-type="float">
            <text:p>111111</text:p>
          </table:table-cell>
          <table:table-cell table:style-name="ce1" office:value-type="string" calcext:value-type="string">
            <text:p>Truskavets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9521" calcext:value-type="float">
            <text:p>9521</text:p>
          </table:table-cell>
          <table:table-cell table:style-name="ce1" office:value-type="string" calcext:value-type="string">
            <text:p>Николаев , Украина</text:p>
          </table:table-cell>
          <table:table-cell table:style-name="ce1" office:value-type="string" calcext:value-type="string">
            <text:p>Николаев </text:p>
          </table:table-cell>
          <table:table-cell table:style-name="ce1" office:value-type="string" calcext:value-type="string">
            <text:p>Николае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ikolayev</text:p>
          </table:table-cell>
          <table:table-cell table:style-name="ce1" office:value-type="string" calcext:value-type="string">
            <text:p>54001,54002,54003,54007,54010,54015,54017,54018,54020,54022,54024,54025,54028,54029,54030,54031,54034,54036,54037,54038,54039,54040,54042,54046,54048,54049,54050,54051,54052,54055,54056,54058</text:p>
          </table:table-cell>
          <table:table-cell table:style-name="ce1" office:value-type="string" calcext:value-type="string">
            <text:p>Nikolayev, Nikolaye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7305" calcext:value-type="float">
            <text:p>7305</text:p>
          </table:table-cell>
          <table:table-cell table:style-name="ce1" office:value-type="string" calcext:value-type="string">
            <text:p>Измаил, Украина</text:p>
          </table:table-cell>
          <table:table-cell table:style-name="ce1" office:value-type="string" calcext:value-type="string">
            <text:p>Измаил</text:p>
          </table:table-cell>
          <table:table-cell table:style-name="ce1" office:value-type="string" calcext:value-type="string">
            <text:p>Одес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zmail</text:p>
          </table:table-cell>
          <table:table-cell table:style-name="ce1" office:value-type="string" calcext:value-type="string">
            <text:p>068600</text:p>
          </table:table-cell>
          <table:table-cell table:style-name="ce1" office:value-type="string" calcext:value-type="string">
            <text:p>Izmail, Odes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9816" calcext:value-type="float">
            <text:p>9816</text:p>
          </table:table-cell>
          <table:table-cell table:style-name="ce1" office:value-type="string" calcext:value-type="string">
            <text:p>Одесса, Украина</text:p>
          </table:table-cell>
          <table:table-cell table:style-name="ce1" office:value-type="string" calcext:value-type="string">
            <text:p>Одесса</text:p>
          </table:table-cell>
          <table:table-cell table:style-name="ce1" office:value-type="string" calcext:value-type="string">
            <text:p>Одес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dessa</text:p>
          </table:table-cell>
          <table:table-cell table:style-name="ce1" office:value-type="string" calcext:value-type="string">
            <text:p>65001,65003,65004,65005,65006,65007,65009,65010,65011,65012,65013,65014,65016,65017,65020,65023,65025,65026,65029,65031,65032,65033,65036,65038,65039,65041,65042,65044,65045,65048,65049,65054,65055,65058,65059,65061,65062,65063,65065,65066,65067,65069,65070,65072,65074,65076,65078,65079,65080,65082,65085,65086,65088,65089,65091,65092,65096,65098,65101,65102,65104,65107,65110,65111,65113,65114,65119,65120,65121,65122,65123,65125,65999</text:p>
          </table:table-cell>
          <table:table-cell table:style-name="ce1" office:value-type="string" calcext:value-type="string">
            <text:p>Odessa, Odes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8277" calcext:value-type="float">
            <text:p>8277</text:p>
          </table:table-cell>
          <table:table-cell table:style-name="ce1" office:value-type="string" calcext:value-type="string">
            <text:p>Кременчуг, Украина</text:p>
          </table:table-cell>
          <table:table-cell table:style-name="ce1" office:value-type="string" calcext:value-type="string">
            <text:p>Кременчуг</text:p>
          </table:table-cell>
          <table:table-cell table:style-name="ce1" office:value-type="string" calcext:value-type="string">
            <text:p>Полта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emenchug</text:p>
          </table:table-cell>
          <table:table-cell table:style-name="ce1" office:value-type="string" calcext:value-type="string">
            <text:p>39600,39601,39602,39603,39605,39610,39611,39612,39617,39619,39621,39622,39623,39625,39627,39628,39630,39631</text:p>
          </table:table-cell>
          <table:table-cell table:style-name="ce1" office:value-type="string" calcext:value-type="string">
            <text:p>Kremenchug, Polta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0310" calcext:value-type="float">
            <text:p>10310</text:p>
          </table:table-cell>
          <table:table-cell table:style-name="ce1" office:value-type="string" calcext:value-type="string">
            <text:p>Полтава, Украина</text:p>
          </table:table-cell>
          <table:table-cell table:style-name="ce1" office:value-type="string" calcext:value-type="string">
            <text:p>Полтава</text:p>
          </table:table-cell>
          <table:table-cell table:style-name="ce1" office:value-type="string" calcext:value-type="string">
            <text:p>Полта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text:p>36000,36001,36002,36003,36004,36005,36007,36008,36009,36010,36011,36013,36014,36015,36017,36018,36020,36021,36022,36023,36026,36029,36030,36034,36038,36039,36040,36041,36042</text:p>
          </table:table-cell>
          <table:table-cell table:style-name="ce1" office:value-type="string" calcext:value-type="string">
            <text:p>Poltava, Polta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0641" calcext:value-type="float">
            <text:p>10641</text:p>
          </table:table-cell>
          <table:table-cell table:style-name="ce1" office:value-type="string" calcext:value-type="string">
            <text:p>Ровно, Украина</text:p>
          </table:table-cell>
          <table:table-cell table:style-name="ce1" office:value-type="string" calcext:value-type="string">
            <text:p>Ровно</text:p>
          </table:table-cell>
          <table:table-cell table:style-name="ce1" office:value-type="string" calcext:value-type="string">
            <text:p>Ровне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ovno</text:p>
          </table:table-cell>
          <table:table-cell table:style-name="ce1" office:value-type="string" calcext:value-type="string">
            <text:p>33001,33002,33003,33005,33007,33009,33010,33011,33013,33014,33016,33018,33022,33023,33024,33025,33027,33028</text:p>
          </table:table-cell>
          <table:table-cell table:style-name="ce1" office:value-type="string" calcext:value-type="string">
            <text:p>Rovno, Roven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1445" calcext:value-type="float">
            <text:p>11445</text:p>
          </table:table-cell>
          <table:table-cell table:style-name="ce1" office:value-type="string" calcext:value-type="string">
            <text:p>Сумы, Украина</text:p>
          </table:table-cell>
          <table:table-cell table:style-name="ce1" office:value-type="string" calcext:value-type="string">
            <text:p>Сумы</text:p>
          </table:table-cell>
          <table:table-cell table:style-name="ce1" office:value-type="string" calcext:value-type="string">
            <text:p>Сум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40000,40001,40002,40003,40004,40006,40007,40009,40011,40013,40014,40016,40018,40019,40020,40021,40022,40024,40026,40030,40031,40032,40034,40035</text:p>
          </table:table-cell>
          <table:table-cell table:style-name="ce1" office:value-type="string" calcext:value-type="string">
            <text:p>Sumy, Sum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38320" calcext:value-type="float">
            <text:p>38320</text:p>
          </table:table-cell>
          <table:table-cell table:style-name="ce1" office:value-type="string" calcext:value-type="string">
            <text:p>Тернополь, Украина</text:p>
          </table:table-cell>
          <table:table-cell table:style-name="ce1" office:value-type="string" calcext:value-type="string">
            <text:p>Тернополь</text:p>
          </table:table-cell>
          <table:table-cell table:style-name="ce1" office:value-type="string" calcext:value-type="string">
            <text:p>Тернополь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nopol</text:p>
          </table:table-cell>
          <table:table-cell table:style-name="ce1" office:value-type="string" calcext:value-type="string">
            <text:p>046006</text:p>
          </table:table-cell>
          <table:table-cell table:style-name="ce1" office:value-type="string" calcext:value-type="string">
            <text:p>Ternopol 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4707" calcext:value-type="float">
            <text:p>14707</text:p>
          </table:table-cell>
          <table:table-cell table:style-name="ce1" office:value-type="string" calcext:value-type="string">
            <text:p>Солоницевка, Украина</text:p>
          </table:table-cell>
          <table:table-cell table:style-name="ce1" office:value-type="string" calcext:value-type="string">
            <text:p>Солоницевка</text:p>
          </table:table-cell>
          <table:table-cell table:style-name="ce1" office:value-type="string" calcext:value-type="string">
            <text:p>Харько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lonitsevka</text:p>
          </table:table-cell>
          <table:table-cell table:style-name="ce1"/>
          <table:table-cell table:style-name="ce1" office:value-type="string" calcext:value-type="string">
            <text:p>Solonitsevka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2262" calcext:value-type="float">
            <text:p>12262</text:p>
          </table:table-cell>
          <table:table-cell table:style-name="ce1" office:value-type="string" calcext:value-type="string">
            <text:p>Харьков, Украина</text:p>
          </table:table-cell>
          <table:table-cell table:style-name="ce1" office:value-type="string" calcext:value-type="string">
            <text:p>Харьков</text:p>
          </table:table-cell>
          <table:table-cell table:style-name="ce1" office:value-type="string" calcext:value-type="string">
            <text:p>Харько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harkov</text:p>
          </table:table-cell>
          <table:table-cell table:style-name="ce1" office:value-type="string" calcext:value-type="string">
            <text:p>61001,61002,61003,61004,61007,61009,61010,61013,61015,61016,61017,61019,61020,61022,61023,61024,61025,61029,61030,61031,61032,61033,61034,61036,61037,61038,61039,61040,61044,61045,61046,61047,61051,61052,61054,61057,61058,61060,61064,61066,61067,61068,61070,61071,61072,61075,61077,61080,61081,61082,61085,61089,61090,61091,61093,61096,61098,61099,61100,61103,61105,61106,61107,61108,61109,61110,61111,61112,61115,61118,61120,61121,61123,61124,61128,61129,61135,61136,61137,61138,61139,61140,61143,61144,61145,61146,61153,61157,61158,61161,61162,61166,61168,61170,61171,61172,61174,61176,61177,61183,61184,61195,61202,61204</text:p>
          </table:table-cell>
          <table:table-cell table:style-name="ce1" office:value-type="string" calcext:value-type="string">
            <text:p>Kharkov, Kharko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53877" calcext:value-type="float">
            <text:p>53877</text:p>
          </table:table-cell>
          <table:table-cell table:style-name="ce1" office:value-type="string" calcext:value-type="string">
            <text:p>Новая Каховка, Украина</text:p>
          </table:table-cell>
          <table:table-cell table:style-name="ce1" office:value-type="string" calcext:value-type="string">
            <text:p>Новая Каховка</text:p>
          </table:table-cell>
          <table:table-cell table:style-name="ce1" office:value-type="string" calcext:value-type="string">
            <text:p>Херсо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aya Kakhovka</text:p>
          </table:table-cell>
          <table:table-cell table:style-name="ce1" office:value-type="string" calcext:value-type="string">
            <text:p>074900</text:p>
          </table:table-cell>
          <table:table-cell table:style-name="ce1" office:value-type="string" calcext:value-type="string">
            <text:p>Novaya Kakhovka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2323" calcext:value-type="float">
            <text:p>12323</text:p>
          </table:table-cell>
          <table:table-cell table:style-name="ce1" office:value-type="string" calcext:value-type="string">
            <text:p>Херсон, Украина</text:p>
          </table:table-cell>
          <table:table-cell table:style-name="ce1" office:value-type="string" calcext:value-type="string">
            <text:p>Херсон</text:p>
          </table:table-cell>
          <table:table-cell table:style-name="ce1" office:value-type="string" calcext:value-type="string">
            <text:p>Херсо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herson</text:p>
          </table:table-cell>
          <table:table-cell table:style-name="ce1" office:value-type="string" calcext:value-type="string">
            <text:p>073022</text:p>
          </table:table-cell>
          <table:table-cell table:style-name="ce1" office:value-type="string" calcext:value-type="string">
            <text:p>Kherson, Kherson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2370" calcext:value-type="float">
            <text:p>12370</text:p>
          </table:table-cell>
          <table:table-cell table:style-name="ce1" office:value-type="string" calcext:value-type="string">
            <text:p>Хмельницкий, Украина</text:p>
          </table:table-cell>
          <table:table-cell table:style-name="ce1" office:value-type="string" calcext:value-type="string">
            <text:p>Хмельницкий</text:p>
          </table:table-cell>
          <table:table-cell table:style-name="ce1" office:value-type="string" calcext:value-type="string">
            <text:p>Хмельни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hmelnitskiy</text:p>
          </table:table-cell>
          <table:table-cell table:style-name="ce1" office:value-type="string" calcext:value-type="string">
            <text:p>29000,29001,29002,29003,29005,29006,29008,29009,29010,29011,29013,29014,29015,29016,29017,29018,29019,29021,29022,29025,29026,29027</text:p>
          </table:table-cell>
          <table:table-cell table:style-name="ce1" office:value-type="string" calcext:value-type="string">
            <text:p>Khmelnitskiy, Khmelni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2551" calcext:value-type="float">
            <text:p>12551</text:p>
          </table:table-cell>
          <table:table-cell table:style-name="ce1" office:value-type="string" calcext:value-type="string">
            <text:p>Черкассы, Украина</text:p>
          </table:table-cell>
          <table:table-cell table:style-name="ce1" office:value-type="string" calcext:value-type="string">
            <text:p>Черкассы</text:p>
          </table:table-cell>
          <table:table-cell table:style-name="ce1" office:value-type="string" calcext:value-type="string">
            <text:p>Черкас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rkassy</text:p>
          </table:table-cell>
          <table:table-cell table:style-name="ce1" office:value-type="string" calcext:value-type="string">
            <text:p>18000,18001,18002,18003,18005,18006,18007,18008,18009,18014,18027,18030,18036</text:p>
          </table:table-cell>
          <table:table-cell table:style-name="ce1" office:value-type="string" calcext:value-type="string">
            <text:p>Cherkassy, Cherkas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2552" calcext:value-type="float">
            <text:p>12552</text:p>
          </table:table-cell>
          <table:table-cell table:style-name="ce1" office:value-type="string" calcext:value-type="string">
            <text:p>Чернигов, Украина</text:p>
          </table:table-cell>
          <table:table-cell table:style-name="ce1" office:value-type="string" calcext:value-type="string">
            <text:p>Чернигов</text:p>
          </table:table-cell>
          <table:table-cell table:style-name="ce1" office:value-type="string" calcext:value-type="string">
            <text:p>Чернигов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rnigov</text:p>
          </table:table-cell>
          <table:table-cell table:style-name="ce1" office:value-type="string" calcext:value-type="string">
            <text:p>14000,14001,14003,14006,14008,14010,14017,14021,14027,14029,14033,14499</text:p>
          </table:table-cell>
          <table:table-cell table:style-name="ce1" office:value-type="string" calcext:value-type="string">
            <text:p>Chernigov, Chernigov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>
          <table:table-cell table:style-name="ce1" office:value-type="float" office:value="12556" calcext:value-type="float">
            <text:p>12556</text:p>
          </table:table-cell>
          <table:table-cell table:style-name="ce1" office:value-type="string" calcext:value-type="string">
            <text:p>Черновцы, Украина</text:p>
          </table:table-cell>
          <table:table-cell table:style-name="ce1" office:value-type="string" calcext:value-type="string">
            <text:p>Черновцы</text:p>
          </table:table-cell>
          <table:table-cell table:style-name="ce1" office:value-type="string" calcext:value-type="string">
            <text:p>Черновиц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rnovtsy</text:p>
          </table:table-cell>
          <table:table-cell table:style-name="ce1" office:value-type="string" calcext:value-type="string">
            <text:p>58001,58002,58003,58004,58007,58012,58019,58022,58029,58050</text:p>
          </table:table-cell>
          <table:table-cell table:style-name="ce1" office:value-type="string" calcext:value-type="string">
            <text:p>Chernovtsy, Chernovitskaya obl., Ukraina</text:p>
          </table:table-cell>
          <table:table-cell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Украина</text:p>
          </table:table-cell>
          <table:table-cell table:style-name="ce1" office:value-type="string" calcext:value-type="string">
            <text:p>Ukraine</text:p>
          </table:table-cell>
          <table:table-cell table:number-columns-repeated="101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Part_20_1" style:display-name="PageStyle_Par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fice 2007 XLSX Test Document</dc:title>
    <dc:subject>Office 2007 XLSX Test Document</dc:subject>
    <meta:keyword>office 2007 openxml php</meta:keyword>
    <dc:description>Test document for Office 2007 XLSX, generated using PHP classes.</dc:description>
    <meta:initial-creator>Integration CDEK</meta:initial-creator>
    <meta:creation-date>2020-01-19T11:33:38</meta:creation-date>
    <dc:creator>Integration CDEK</dc:creator>
    <dc:date>2020-01-19T11:33:38</dc:date>
    <meta:document-statistic meta:table-count="1" meta:cell-count="572" meta:object-count="0"/>
    <meta:generator>LibreOffice/5.4.6.2$Linux_X86_64 LibreOffice_project/40m0$Build-2</meta:generator>
  </office:meta>
</office:document-meta>
</file>